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fo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fo.createFromXml( Element 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indInfo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fo.BindInfo( String href , String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fo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